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language="en" fo:country="US"/>
    </style:style>
    <style:style style:name="P2" style:family="paragraph" style:parent-style-name="Normal">
      <style:paragraph-properties fo:hyphenation-ladder-count="no-limit" fo:break-before="page"/>
      <style:text-properties style:font-name="Times New Roman" fo:language="en" fo:country="US" fo:hyphenate="true" fo:hyphenation-remain-char-count="2" fo:hyphenation-push-char-count="2"/>
    </style:style>
    <style:style style:name="P3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/>
    </style:style>
    <style:style style:name="P4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language="en" fo:country="US" officeooo:rsid="003f9246" officeooo:paragraph-rsid="003f9246"/>
    </style:style>
    <style:style style:name="P5" style:family="paragraph" style:parent-style-name="List_20_Paragraph" style:list-style-name="L1">
      <style:text-properties style:font-name="Times New Roman" fo:font-size="16pt" fo:language="en" fo:country="US" style:font-size-asian="16pt" style:font-size-complex="16pt"/>
    </style:style>
    <style:style style:name="P6" style:family="paragraph" style:parent-style-name="List_20_Paragraph" style:list-style-name="L2">
      <style:text-properties officeooo:paragraph-rsid="000ac341"/>
    </style:style>
    <style:style style:name="P7" style:family="paragraph" style:parent-style-name="List_20_Paragraph" style:list-style-name="L2">
      <style:text-properties officeooo:paragraph-rsid="000e4549"/>
    </style:style>
    <style:style style:name="P8" style:family="paragraph" style:parent-style-name="List_20_Paragraph" style:list-style-name="L3">
      <style:text-properties officeooo:paragraph-rsid="0007627b"/>
    </style:style>
    <style:style style:name="P9" style:family="paragraph" style:parent-style-name="List_20_Paragraph">
      <style:text-properties officeooo:rsid="00129328" officeooo:paragraph-rsid="00129328"/>
    </style:style>
    <style:style style:name="P10" style:family="paragraph" style:parent-style-name="List_20_Paragraph">
      <style:text-properties officeooo:rsid="0013169d" officeooo:paragraph-rsid="0013169d"/>
    </style:style>
    <style:style style:name="P11" style:family="paragraph" style:parent-style-name="List_20_Paragraph">
      <style:text-properties officeooo:rsid="00153e3b" officeooo:paragraph-rsid="00153e3b"/>
    </style:style>
    <style:style style:name="P12" style:family="paragraph" style:parent-style-name="List_20_Paragraph">
      <style:text-properties officeooo:rsid="00153e3b" officeooo:paragraph-rsid="0017bbc6"/>
    </style:style>
    <style:style style:name="P13" style:family="paragraph" style:parent-style-name="List_20_Paragraph">
      <style:text-properties officeooo:rsid="00153e3b" officeooo:paragraph-rsid="002d24ec"/>
    </style:style>
    <style:style style:name="P14" style:family="paragraph" style:parent-style-name="List_20_Paragraph">
      <style:text-properties officeooo:rsid="0019e473" officeooo:paragraph-rsid="0019e473"/>
    </style:style>
    <style:style style:name="P15" style:family="paragraph" style:parent-style-name="List_20_Paragraph">
      <style:text-properties officeooo:rsid="00236d6f" officeooo:paragraph-rsid="00236d6f"/>
    </style:style>
    <style:style style:name="P16" style:family="paragraph" style:parent-style-name="List_20_Paragraph">
      <style:text-properties officeooo:rsid="00236d6f" officeooo:paragraph-rsid="0024e488"/>
    </style:style>
    <style:style style:name="P17" style:family="paragraph" style:parent-style-name="List_20_Paragraph">
      <style:text-properties officeooo:rsid="00236d6f" officeooo:paragraph-rsid="002d24ec"/>
    </style:style>
    <style:style style:name="P18" style:family="paragraph" style:parent-style-name="List_20_Paragraph">
      <style:text-properties officeooo:rsid="003094b6" officeooo:paragraph-rsid="003094b6"/>
    </style:style>
    <style:style style:name="P19" style:family="paragraph" style:parent-style-name="List_20_Paragraph" style:list-style-name="L1">
      <loext:graphic-properties draw:fill="none"/>
      <style:paragraph-properties fo:margin-left="1.3118in" fo:margin-right="0in" fo:text-align="start" style:justify-single-word="false" fo:hyphenation-ladder-count="no-limit" fo:text-indent="-0.1252in" style:auto-text-indent="false" fo:background-color="transparent">
        <style:tab-stops/>
      </style:paragraph-properties>
      <style:text-properties officeooo:paragraph-rsid="000d4e06" fo:hyphenate="false" fo:hyphenation-remain-char-count="2" fo:hyphenation-push-char-count="2"/>
    </style:style>
    <style:style style:name="P20" style:family="paragraph" style:parent-style-name="List_20_Paragraph" style:list-style-name="L1" style:master-page-name="">
      <loext:graphic-properties draw:fill="none"/>
      <style:paragraph-properties fo:margin-left="1.3118in" fo:margin-right="0in" fo:text-align="start" style:justify-single-word="false" fo:hyphenation-ladder-count="no-limit" fo:text-indent="-0.1252in" style:auto-text-indent="false" style:page-number="auto" fo:background-color="transparent">
        <style:tab-stops/>
      </style:paragraph-properties>
      <style:text-properties officeooo:paragraph-rsid="000d4e06" fo:hyphenate="false" fo:hyphenation-remain-char-count="2" fo:hyphenation-push-char-count="2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129328" officeooo:paragraph-rsid="00129328"/>
    </style:style>
    <style:style style:name="P22" style:family="paragraph" style:parent-style-name="List_20_Paragraph">
      <style:paragraph-properties fo:break-before="page"/>
      <style:text-properties officeooo:rsid="0022a036" officeooo:paragraph-rsid="0022a036"/>
    </style:style>
    <style:style style:name="P23" style:family="paragraph" style:parent-style-name="List_20_Paragraph" style:list-style-name="L1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6pt" fo:language="en" fo:country="US" officeooo:rsid="0038ae44" officeooo:paragraph-rsid="0038ae44" style:font-size-asian="16pt" style:font-size-complex="16pt" fo:hyphenate="false" fo:hyphenation-remain-char-count="2" fo:hyphenation-push-char-count="2"/>
    </style:style>
    <style:style style:name="P24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6pt" fo:language="en" fo:country="US" officeooo:rsid="0038ae44" officeooo:paragraph-rsid="0038ae44" style:font-size-asian="16pt" style:font-size-complex="16pt" fo:hyphenate="false" fo:hyphenation-remain-char-count="2" fo:hyphenation-push-char-count="2"/>
    </style:style>
    <style:style style:name="P25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2pt" fo:language="en" fo:country="US" officeooo:rsid="0038ae44" officeooo:paragraph-rsid="0039086e" style:font-size-asian="12pt" style:font-size-complex="12pt" fo:hyphenate="false" fo:hyphenation-remain-char-count="2" fo:hyphenation-push-char-count="2"/>
    </style:style>
    <style:style style:name="P26" style:family="paragraph" style:parent-style-name="List_20_Paragraph">
      <loext:graphic-properties draw:fill="none"/>
      <style:paragraph-properties fo:margin-left="0.3752in" fo:margin-right="0in" fo:hyphenation-ladder-count="no-limit" fo:text-indent="-0.25in" style:auto-text-indent="false" fo:background-color="transparent">
        <style:tab-stops/>
      </style:paragraph-properties>
      <style:text-properties style:font-name="Times New Roman" fo:font-size="12pt" fo:language="en" fo:country="US" officeooo:rsid="0039086e" officeooo:paragraph-rsid="0039086e" style:font-size-asian="12pt" style:font-size-complex="12pt" fo:hyphenate="false" fo:hyphenation-remain-char-count="2" fo:hyphenation-push-char-count="2"/>
    </style:style>
    <style:style style:name="T1" style:family="text">
      <style:text-properties style:font-name="Times New Roman" fo:language="en" fo:country="US" officeooo:rsid="0007627b"/>
    </style:style>
    <style:style style:name="T2" style:family="text">
      <style:text-properties style:font-name="Times New Roman" fo:language="en" fo:country="US" officeooo:rsid="0008fc5b"/>
    </style:style>
    <style:style style:name="T3" style:family="text">
      <style:text-properties style:font-name="Times New Roman" fo:language="en" fo:country="US" officeooo:rsid="000ac341"/>
    </style:style>
    <style:style style:name="T4" style:family="text">
      <style:text-properties style:font-name="Times New Roman" fo:language="en" fo:country="US" officeooo:rsid="000d4e06"/>
    </style:style>
    <style:style style:name="T5" style:family="text">
      <style:text-properties style:text-position="sub 58%" style:font-name="Times New Roman" fo:language="en" fo:country="US" officeooo:rsid="000ac341"/>
    </style:style>
    <style:style style:name="T6" style:family="text">
      <style:text-properties style:text-position="super 58%" style:font-name="Times New Roman" fo:language="en" fo:country="US" officeooo:rsid="000ac341"/>
    </style:style>
    <style:style style:name="T7" style:family="text">
      <style:text-properties style:text-position="0% 100%" style:font-name="Times New Roman" fo:language="en" fo:country="US" officeooo:rsid="000ac341"/>
    </style:style>
    <style:style style:name="T8" style:family="text">
      <style:text-properties style:text-position="0% 100%" style:font-name="Times New Roman" fo:language="en" fo:country="US" officeooo:rsid="000b0945"/>
    </style:style>
    <style:style style:name="T9" style:family="text">
      <style:text-properties style:text-position="0% 100%" style:font-name="Times New Roman" fo:language="en" fo:country="US" officeooo:rsid="000e4549"/>
    </style:style>
    <style:style style:name="T10" style:family="text">
      <style:text-properties style:text-position="0% 100%" style:font-name="Times New Roman" fo:language="en" fo:country="US" officeooo:rsid="000f0940"/>
    </style:style>
    <style:style style:name="T11" style:family="text">
      <style:text-properties style:text-position="0% 100%" style:font-name="Times New Roman" fo:language="en" fo:country="US" officeooo:rsid="000fe824"/>
    </style:style>
    <style:style style:name="T12" style:family="text">
      <style:text-properties officeooo:rsid="00139a48"/>
    </style:style>
    <style:style style:name="T13" style:family="text">
      <style:text-properties officeooo:rsid="001757e6"/>
    </style:style>
    <style:style style:name="T14" style:family="text">
      <style:text-properties officeooo:rsid="0017bbc6"/>
    </style:style>
    <style:style style:name="T15" style:family="text">
      <style:text-properties officeooo:rsid="00196dc8"/>
    </style:style>
    <style:style style:name="T16" style:family="text">
      <style:text-properties officeooo:rsid="001bb667"/>
    </style:style>
    <style:style style:name="T17" style:family="text">
      <style:text-properties officeooo:rsid="0022ca73"/>
    </style:style>
    <style:style style:name="T18" style:family="text">
      <style:text-properties officeooo:rsid="0024e488"/>
    </style:style>
    <style:style style:name="T19" style:family="text">
      <style:text-properties officeooo:rsid="0026d234"/>
    </style:style>
    <style:style style:name="T20" style:family="text">
      <style:text-properties officeooo:rsid="00280c0d"/>
    </style:style>
    <style:style style:name="T21" style:family="text">
      <style:text-properties officeooo:rsid="002953bc"/>
    </style:style>
    <style:style style:name="T22" style:family="text">
      <style:text-properties officeooo:rsid="002a759d"/>
    </style:style>
    <style:style style:name="T23" style:family="text">
      <style:text-properties officeooo:rsid="002bdef2"/>
    </style:style>
    <style:style style:name="T24" style:family="text">
      <style:text-properties officeooo:rsid="002d24ec"/>
    </style:style>
    <style:style style:name="T25" style:family="text">
      <style:text-properties officeooo:rsid="002f43fc"/>
    </style:style>
    <style:style style:name="T26" style:family="text">
      <style:text-properties officeooo:rsid="00325e03"/>
    </style:style>
    <style:style style:name="T27" style:family="text">
      <style:text-properties officeooo:rsid="00343c73"/>
    </style:style>
    <style:style style:name="T28" style:family="text">
      <style:text-properties officeooo:rsid="00344554"/>
    </style:style>
    <style:style style:name="T29" style:family="text">
      <style:text-properties officeooo:rsid="0039086e"/>
    </style:style>
    <style:style style:name="T30" style:family="text">
      <style:text-properties officeooo:rsid="004118c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umar de stabilitate externa</text:p>
      <text:p text:style-name="P1"/>
      <text:p text:style-name="P1"/>
      <text:p text:style-name="P1"/>
      <text:list xml:id="list765489398" text:style-name="L1">
        <text:list-item>
          <text:p text:style-name="P5">Formularea problemei:</text:p>
        </text:list-item>
      </text:list>
      <text:p text:style-name="P3">Sa se construiasca un algoritm care sa determine <text:span text:style-name="T30">numarul de stabilitate externa a </text:span>grafului G=(X, U), unde X este multimea varfurilor si U este multimea arcelor.</text:p>
      <text:p text:style-name="P3"/>
      <text:p text:style-name="P3"/>
      <text:p text:style-name="P3"/>
      <text:p text:style-name="P3"/>
      <text:p text:style-name="P3"/>
      <text:list xml:id="list201755892446889" text:continue-numbering="true" text:style-name="L1">
        <text:list-item>
          <text:p text:style-name="P5">Top-Down method:</text:p>
        </text:list-item>
      </text:list>
      <text:list xml:id="list401180298" text:style-name="L3">
        <text:list-item>
          <text:list>
            <text:list-item>
              <text:p text:style-name="P8"><text:span text:style-name="Default_20_Paragraph_20_Font"><text:span text:style-name="T1">determinarea </text:span></text:span><text:span text:style-name="Default_20_Paragraph_20_Font"><text:span text:style-name="T2">unei multimi exterior stabile minime si retinerea cardinalului ei </text:span></text:span><text:span text:style-name="Default_20_Paragraph_20_Font"><text:span text:style-name="T3">(m)</text:span></text:span></text:p>
            </text:list-item>
          </text:list>
        </text:list-item>
      </text:list>
      <text:list xml:id="list201756855474776" text:continue-list="list201755892446889" text:style-name="L1">
        <text:list-item>
          <text:list>
            <text:list-item>
              <text:list>
                <text:list-item>
                  <text:p text:style-name="P20"><text:span text:style-name="Default_20_Paragraph_20_Font"><text:span text:style-name="T4">crearea unui graf bipartit</text:span></text:span></text:p>
                </text:list-item>
                <text:list-item>
                  <text:p text:style-name="P19"><text:span text:style-name="Default_20_Paragraph_20_Font"><text:span text:style-name="T4">daca a doua jumatate a grafului nu este goala</text:span></text:span></text:p>
                </text:list-item>
                <text:list-item>
                  <text:p text:style-name="P19"><text:span text:style-name="Default_20_Paragraph_20_Font"><text:span text:style-name="T4">gasirea unui varf maxim si stergerea conexiunilor in partea dreapta a grafului</text:span></text:span></text:p>
                </text:list-item>
                <text:list-item>
                  <text:p text:style-name="P19"><text:span text:style-name="Default_20_Paragraph_20_Font"><text:span text:style-name="T4">repeta 2</text:span></text:span></text:p>
                </text:list-item>
              </text:list>
            </text:list-item>
          </text:list>
        </text:list-item>
      </text:list>
      <text:list xml:id="list4283526329" text:style-name="L2">
        <text:list-item>
          <text:list>
            <text:list-item>
              <text:p text:style-name="P6"><text:span text:style-name="Default_20_Paragraph_20_Font"><text:span text:style-name="T3">crearea de combinatii C</text:span></text:span><text:span text:style-name="Default_20_Paragraph_20_Font"><text:span text:style-name="T5">n</text:span></text:span><text:span text:style-name="Default_20_Paragraph_20_Font"><text:span text:style-name="T6">m </text:span></text:span><text:span text:style-name="Default_20_Paragraph_20_Font"><text:span text:style-name="T7">(combinari de n luate cate m unde n este numarul de varfuri ale grafului)</text:span></text:span><text:span text:style-name="Default_20_Paragraph_20_Font"><text:span text:style-name="T6"> <text:s/></text:span></text:span><text:span text:style-name="Default_20_Paragraph_20_Font"><text:span text:style-name="T7">pentru a determina </text:span></text:span><text:span text:style-name="Default_20_Paragraph_20_Font"><text:span text:style-name="T8">toate multimile exterior stabile minime a cate m varfuri</text:span></text:span></text:p>
              <text:list>
                <text:list-item>
                  <text:list>
                    <text:list-item>
                      <text:p text:style-name="P7"><text:span text:style-name="Default_20_Paragraph_20_Font"><text:span text:style-name="T9">iterarea prin combinatii si verificarea daca o combinatie este o solutie</text:span></text:span></text:p>
                      <text:list>
                        <text:list-item>
                          <text:p text:style-name="P7"><text:span text:style-name="Default_20_Paragraph_20_Font"><text:span text:style-name="T9">o combinatie este o solutie daca toate varfurile sunt conectate direct la unul sau mai multe varfuri din </text:span></text:span><text:span text:style-name="Default_20_Paragraph_20_Font"><text:span text:style-name="T10">multimea exterior stabila minima </text:span></text:span><text:span text:style-name="Default_20_Paragraph_20_Font"><text:span text:style-name="T11">formata din combinatia data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01756069227869" text:continue-list="list201756855474776" text:style-name="L1">
        <text:list-item>
          <text:p text:style-name="P5">Pseudocod:</text:p>
        </text:list-item>
      </text:list>
      <text:p text:style-name="P9">functie grad(matrice_de_adiacenta, varf)</text:p>
      <text:p text:style-name="P9">{</text:p>
      <text:p text:style-name="P9"><text:tab/>“””Functia calculeaza grafului unui varf”””</text:p>
      <text:p text:style-name="P9"><text:tab/>numar_arce ← 0</text:p>
      <text:p text:style-name="P9"><text:tab/>pentru I ← 0..numar_de_varfuri executa</text:p>
      <text:p text:style-name="P9"><text:tab/><text:tab/>daca matrice_de_adiacenta[varf][I] = 1 atunci</text:p>
      <text:p text:style-name="P9"><text:tab/><text:tab/>“””Verifica conexiunile varfului”””</text:p>
      <text:p text:style-name="P9"><text:tab/><text:tab/><text:tab/>numar_arce ← numar_arce + 1</text:p>
      <text:p text:style-name="P9"><text:tab/><text:tab/>sf_daca</text:p>
      <text:p text:style-name="P21"><text:tab/><text:tab/>sf_pentru</text:p>
      <text:p text:style-name="P21"><text:tab/><text:tab/>returneaza numar_arce</text:p>
      <text:p text:style-name="P10">}</text:p>
      <text:p text:style-name="P10"/>
      <text:p text:style-name="P10">functie sterge_linie(matice_de_adiacenta, linie)</text:p>
      <text:p text:style-name="P10">{</text:p>
      <text:p text:style-name="P10"><text:tab/>pentru I ← 0..numar_de_varfuri executa</text:p>
      <text:p text:style-name="P10"><text:tab/><text:tab/>matrice[linie][I] ← 0</text:p>
      <text:p text:style-name="P10">}</text:p>
      <text:p text:style-name="P10"/>
      <text:p text:style-name="P10">functie matrice_goala(matrice_de_adiacenta)</text:p>
      <text:p text:style-name="P10">{</text:p>
      <text:p text:style-name="P10"><text:tab/>pentru I ← 0..numar_de varfuri executa</text:p>
      <text:p text:style-name="P10"><text:tab/><text:tab/>pentru J ← 0..numar_de_varfuri executa</text:p>
      <text:p text:style-name="P10"><text:tab/><text:tab/><text:tab/>daca matrice[I][J] = 0 atunci</text:p>
      <text:p text:style-name="P10"><text:tab/><text:tab/><text:tab/><text:tab/>returneaza fals</text:p>
      <text:p text:style-name="P10"><text:tab/>returneaza adevarat</text:p>
      <text:p text:style-name="P10">}</text:p>
      <text:p text:style-name="P10"><text:soft-page-break/>functie <text:span text:style-name="T12">cardinal_multime_exterior_stabila_minima(matrice_de_adiacenta)</text:span></text:p>
      <text:p text:style-name="P11">{</text:p>
      <text:p text:style-name="P11"><text:tab/>numar_varfuri ← <text:s/><text:span text:style-name="T13">numar_linii</text:span>(matrice_de_adiacenta)</text:p>
      <text:p text:style-name="P11"><text:tab/><text:span text:style-name="T14">initializeaza matrice_a cu 0 peste tot</text:span></text:p>
      <text:p text:style-name="P11"><text:tab/><text:span text:style-name="T15">(a =&gt; partea stanga a grafului bipartit)</text:span></text:p>
      <text:p text:style-name="P12"><text:tab/><text:span text:style-name="T14">initializeaza matrice_b cu 0 peste tot</text:span></text:p>
      <text:p text:style-name="P12"><text:tab/><text:span text:style-name="T15">(b =&gt; partea dreapta a grafului bipartit)</text:span></text:p>
      <text:p text:style-name="P12"><text:tab/><text:span text:style-name="T15">initializeaza lista_b(partea dreapta a grafului bipartit) cu pozitii</text:span></text:p>
      <text:p text:style-name="P12"><text:tab/><text:span text:style-name="T15">(Adica daca numar_varfuri este 5 atunci lista_b este 0 1 2 3 4)</text:span></text:p>
      <text:p text:style-name="P12"><text:tab/></text:p>
      <text:p text:style-name="P12"><text:tab/><text:span text:style-name="T15">matrice_b ← copie matrice_a</text:span></text:p>
      <text:p text:style-name="P12"><text:tab/><text:span text:style-name="T20">diagonala principala a matricei b ia valoarea 1</text:span></text:p>
      <text:p text:style-name="P12"><text:tab/><text:span text:style-name="T21">(deoarece un varf de atinge pe sine)</text:span></text:p>
      <text:p text:style-name="P12"><text:tab/><text:span text:style-name="T15">contor ← 0</text:span></text:p>
      <text:p text:style-name="P12"><text:tab/><text:span text:style-name="T15">cat timp (! matrice_goala(matrice_a))</text:span></text:p>
      <text:p text:style-name="P14"><text:tab/>{</text:p>
      <text:p text:style-name="P14"><text:tab/><text:tab/>pos=varful cu gradul cel mai mare</text:p>
      <text:p text:style-name="P14"><text:tab/><text:tab/>stergerea din partea dreapta a grafului bipartit a varfurilor <text:tab/><text:tab/>care se conecteaza de pos <text:span text:style-name="T16">(au fost atinse)</text:span></text:p>
      <text:p text:style-name="P14"><text:tab/><text:tab/>stergerea tuturor conexiunilor care au in comun<text:tab/><text:tab/><text:tab/><text:tab/>varfurile din partea dreapta care sunt conectate de pos</text:p>
      <text:p text:style-name="P14"><text:tab/><text:tab/><text:span text:style-name="T16">contor ← contor + 1</text:span></text:p>
      <text:p text:style-name="P14"><text:tab/>}</text:p>
      <text:p text:style-name="P14"><text:tab/><text:span text:style-name="T16">returneaza contor</text:span></text:p>
      <text:p text:style-name="P11">}</text:p>
      <text:p text:style-name="P11"/>
      <text:p text:style-name="P22">functie numarul_de_<text:span text:style-name="T17">stabilitata_externa(matrice_de_adiacenta)</text:span></text:p>
      <text:p text:style-name="P15">{</text:p>
      <text:p text:style-name="P16"><text:tab/><text:span text:style-name="T18">numar_varfuri ← numar_linii(matrice_de_adiacenta)</text:span></text:p>
      <text:p text:style-name="P16"><text:tab/><text:span text:style-name="T19">initializare matrice_a cu 0</text:span></text:p>
      <text:p text:style-name="P16"><text:tab/><text:span text:style-name="T22">actualizare matrice_a pentru a lua in calcul toate conexiunile</text:span></text:p>
      <text:p text:style-name="P16"><text:tab/><text:span text:style-name="T23">min_len ← cardinal_multime_exterior_stabila_minima(matrice_a)</text:span></text:p>
      <text:p text:style-name="P16"><text:tab/><text:span text:style-name="T24">contor ← 0</text:span></text:p>
      <text:p text:style-name="P17"><text:tab/><text:span text:style-name="T15">initializeaza lista_a(partea dreapta a grafului bipartit) cu pozitii</text:span></text:p>
      <text:p text:style-name="P13"><text:tab/><text:span text:style-name="T15">(Adica daca numar_varfuri este 5 atunci lista_a este 0 1 2 3 4)</text:span></text:p>
      <text:p text:style-name="P13"><text:tab/><text:span text:style-name="T25">pentru combinatie in lista de combinatii a multimii lista_a luate <text:tab/>cate min_len executa</text:span></text:p>
      <text:p text:style-name="P13"><text:tab/><text:tab/><text:span text:style-name="T25">lista_b initializata cu 0, lungime numar_varfuri</text:span></text:p>
      <text:p text:style-name="P18"><text:tab/><text:tab/>matrice_b initializata cu 0</text:p>
      <text:p text:style-name="P18"><text:tab/><text:tab/>pentru j in combinatie executa</text:p>
      <text:p text:style-name="P18"><text:tab/><text:tab/><text:tab/>pentru k <text:span text:style-name="T27">← 0</text:span>..numar_varfuri executa</text:p>
      <text:p text:style-name="P18"><text:tab/><text:tab/><text:tab/><text:tab/>ajustarea matricii_b astfel incat doar varfurile <text:tab/><text:tab/><text:tab/><text:tab/>incluse in combinatie sa fie puse in matricea de <text:tab/><text:tab/><text:tab/><text:tab/>adiacenta</text:p>
      <text:p text:style-name="P18"><text:tab/><text:tab/>iterarea prin matrice si ajustarea listei_b astfel incat <text:span text:style-name="T26">toate <text:tab/><text:tab/>varfurile care sunt atinse sa fie pus 1 pe pozitia lor</text:span></text:p>
      <text:p text:style-name="P18"/>
      <text:p text:style-name="P18"><text:tab/><text:tab/><text:span text:style-name="T27">lista_b_valida ← adevarat</text:span></text:p>
      <text:p text:style-name="P18"><text:tab/><text:tab/><text:span text:style-name="T27">pentru I ←0..numar_varfuri executa</text:span></text:p>
      <text:p text:style-name="P18"><text:tab/><text:tab/><text:tab/><text:span text:style-name="T27">daca lista_b != 1 atunci</text:span></text:p>
      <text:p text:style-name="P18"><text:tab/><text:tab/><text:tab/><text:tab/><text:span text:style-name="T27">lista_b_valida ← fals</text:span></text:p>
      <text:p text:style-name="P18"><text:tab/><text:tab/><text:tab/><text:tab/><text:span text:style-name="T27">(daca toate varfurile au fost atinse)</text:span></text:p>
      <text:p text:style-name="P18"><text:tab/><text:tab/><text:span text:style-name="T28">daca lista_b_valida atunci (combinatia este o multime <text:tab/><text:tab/><text:tab/>exterior stabila minima)</text:span></text:p>
      <text:p text:style-name="P18"><text:tab/><text:tab/><text:tab/><text:span text:style-name="T28">contor ← contor + 1</text:span></text:p>
      <text:p text:style-name="P18"><text:tab/><text:span text:style-name="T28">returneaza contor</text:span></text:p>
      <text:p text:style-name="P15">}</text:p>
      <text:list xml:id="list201756821420550" text:continue-numbering="true" text:style-name="L1">
        <text:list-item>
          <text:p text:style-name="P23"><text:soft-page-break/>Cod sursa (Python 3):</text:p>
          <text:p text:style-name="P23">(sursa inclusa in arhiva)</text:p>
        </text:list-item>
      </text:list>
      <text:p text:style-name="P24"/>
      <text:p text:style-name="P25"><text:span text:style-name="T29">from itertools import combinations</text:span></text:p>
      <text:p text:style-name="P26"/>
      <text:p text:style-name="P26">def grade(matrix_a, node):</text:p>
      <text:p text:style-name="P26"><text:tab/>"""</text:p>
      <text:p text:style-name="P26"><text:tab/>input: matrice de adiacenta, varful(int) pentru care se calculeaza gradul unui varf</text:p>
      <text:p text:style-name="P26"><text:tab/>output: graful varfului</text:p>
      <text:p text:style-name="P26"><text:tab/>comportament necunoscut pentru alte date de intrare</text:p>
      <text:p text:style-name="P26"><text:tab/>"""</text:p>
      <text:p text:style-name="P26"><text:tab/>_num_edges = 0</text:p>
      <text:p text:style-name="P26"><text:tab/>for i in range(len(matrix_a)):</text:p>
      <text:p text:style-name="P26"><text:tab/><text:tab/>if (matrix_a[node][i] == 1):</text:p>
      <text:p text:style-name="P26"><text:tab/><text:tab/><text:tab/>_num_edges += 1</text:p>
      <text:p text:style-name="P26"><text:tab/>return _num_edges</text:p>
      <text:p text:style-name="P26"/>
      <text:p text:style-name="P26">def delete_all_line(matrix_a, line):</text:p>
      <text:p text:style-name="P26"><text:tab/>"""</text:p>
      <text:p text:style-name="P26"><text:tab/>input: matrice de adiacenta, linie(int)</text:p>
      <text:p text:style-name="P26"><text:tab/>output: -</text:p>
      <text:p text:style-name="P26"><text:tab/>seteaza 0 pentru linie "line"</text:p>
      <text:p text:style-name="P26"><text:tab/>comportament necunoscut pentru alte date de intrare</text:p>
      <text:p text:style-name="P26"><text:tab/>"""</text:p>
      <text:p text:style-name="P26"><text:tab/>for i in range(len(matrix_a)):</text:p>
      <text:p text:style-name="P26"><text:tab/><text:tab/>matrix_a[line][i] = 0</text:p>
      <text:p text:style-name="P26"/>
      <text:p text:style-name="P26">def all_zero(matrix_a):</text:p>
      <text:p text:style-name="P26"><text:soft-page-break/><text:tab/>"""</text:p>
      <text:p text:style-name="P26"><text:tab/>input: matrice de adiacenta</text:p>
      <text:p text:style-name="P26"><text:tab/>output: boolean (true daca matricea e plina de 0, 1 altfel)</text:p>
      <text:p text:style-name="P26"><text:tab/>comportament necunoscut pentru alte date de intrare</text:p>
      <text:p text:style-name="P26"><text:tab/>"""</text:p>
      <text:p text:style-name="P26"><text:tab/>for i in range(len(matrix_a)):</text:p>
      <text:p text:style-name="P26"><text:tab/><text:tab/>for j in range(len(matrix_a)):</text:p>
      <text:p text:style-name="P26"><text:tab/><text:tab/><text:tab/>if (matrix_a[i][j] == 1):</text:p>
      <text:p text:style-name="P26"><text:tab/><text:tab/><text:tab/><text:tab/>return False</text:p>
      <text:p text:style-name="P26"><text:tab/>return True</text:p>
      <text:p text:style-name="P26"/>
      <text:p text:style-name="P26">def min_dom_len(matrix_a_base):</text:p>
      <text:p text:style-name="P26"><text:tab/>"""</text:p>
      <text:p text:style-name="P26"><text:tab/>input: matrice de adiacenta</text:p>
      <text:p text:style-name="P26"><text:tab/>output: int (cardinalul unei multimi externe stabile minime)</text:p>
      <text:p text:style-name="P26"><text:tab/>comportament necunoscut pentru alte date de intrare</text:p>
      <text:p text:style-name="P26"><text:tab/>"""</text:p>
      <text:p text:style-name="P26"><text:tab/>num_nodes = len(matrix_a_base)</text:p>
      <text:p text:style-name="P26"><text:tab/>matrix_a = [[0 for i in range(num_nodes)] for x in range(num_nodes)]</text:p>
      <text:p text:style-name="P26"><text:tab/>matrix_b = [[0 for i in range(num_nodes)] for x in range(num_nodes)]</text:p>
      <text:p text:style-name="P26"><text:tab/># doua matrice pentru reprezentarea grafului bipartit</text:p>
      <text:p text:style-name="P26"><text:tab/>list_b = [i for i in range(num_nodes)]</text:p>
      <text:p text:style-name="P26"><text:tab/># lista pentru stergerea conexiunilor</text:p>
      <text:p text:style-name="P26"/>
      <text:p text:style-name="P26"><text:tab/>for i in range(num_nodes):</text:p>
      <text:p text:style-name="P26"><text:tab/><text:tab/>for j in range(num_nodes):</text:p>
      <text:p text:style-name="P26"><text:tab/><text:tab/><text:tab/>matrix_a[i][j] = matrix_a_base[i][j]</text:p>
      <text:p text:style-name="P26"/>
      <text:p text:style-name="P26"><text:soft-page-break/><text:tab/>for i in range(num_nodes):</text:p>
      <text:p text:style-name="P26"><text:tab/><text:tab/>matrix_a[i][i] = 1</text:p>
      <text:p text:style-name="P26"><text:tab/># diagonala principala initializata cu 1 (un varf este adiacent cu el insusi)</text:p>
      <text:p text:style-name="P26"/>
      <text:p text:style-name="P26"><text:tab/>for i in range(num_nodes):</text:p>
      <text:p text:style-name="P26"><text:tab/><text:tab/>for j in range(num_nodes):</text:p>
      <text:p text:style-name="P26"><text:tab/><text:tab/><text:tab/>matrix_b[i][j] = matrix_a[i][j]</text:p>
      <text:p text:style-name="P26"/>
      <text:p text:style-name="P26"/>
      <text:p text:style-name="P26"><text:tab/>min_dom = 0 # contor</text:p>
      <text:p text:style-name="P26"><text:tab/>while (not all_zero(matrix_a)):</text:p>
      <text:p text:style-name="P26"><text:tab/><text:tab/>maximum = 0</text:p>
      <text:p text:style-name="P26"><text:tab/><text:tab/>pos = -1</text:p>
      <text:p text:style-name="P26"/>
      <text:p text:style-name="P26"><text:tab/><text:tab/># gasirea unui varf cu cel mai mare graf</text:p>
      <text:p text:style-name="P26"><text:tab/><text:tab/>for i in reversed(range(num_nodes)):</text:p>
      <text:p text:style-name="P26"><text:tab/><text:tab/><text:tab/>if (maximum &lt; grade(matrix_a, i)):</text:p>
      <text:p text:style-name="P26"><text:tab/><text:tab/><text:tab/><text:tab/>maximum = grade(matrix_a, i)</text:p>
      <text:p text:style-name="P26"><text:tab/><text:tab/><text:tab/><text:tab/>pos = i</text:p>
      <text:p text:style-name="P26"/>
      <text:p text:style-name="P26"><text:tab/><text:tab/># stergerea din lista de conexiuni si actualizarea matricii </text:p>
      <text:p text:style-name="P26"><text:tab/><text:tab/>for i in reversed(list_b):</text:p>
      <text:p text:style-name="P26"><text:tab/><text:tab/><text:tab/>if (matrix_a[pos][i] == 1 and i in list_b):</text:p>
      <text:p text:style-name="P26"><text:tab/><text:tab/><text:tab/><text:tab/>delete_all_line(matrix_b, i)</text:p>
      <text:p text:style-name="P26"><text:tab/><text:tab/><text:tab/><text:tab/>list_b.remove(i)</text:p>
      <text:p text:style-name="P26"/>
      <text:p text:style-name="P26"><text:tab/><text:tab/># actualizarea matricii</text:p>
      <text:p text:style-name="P26"><text:tab/><text:tab/>for i in range(num_nodes):</text:p>
      <text:p text:style-name="P26"><text:soft-page-break/><text:tab/><text:tab/><text:tab/>for j in range(num_nodes):</text:p>
      <text:p text:style-name="P26"><text:tab/><text:tab/><text:tab/><text:tab/>if (matrix_a[i][j] == 1 and not j in list_b):</text:p>
      <text:p text:style-name="P26"><text:tab/><text:tab/><text:tab/><text:tab/><text:tab/>matrix_a[i][j] = 0</text:p>
      <text:p text:style-name="P26"/>
      <text:p text:style-name="P26"><text:tab/><text:tab/>min_dom += 1</text:p>
      <text:p text:style-name="P26"><text:tab/>return min_dom</text:p>
      <text:p text:style-name="P26"/>
      <text:p text:style-name="P26">def count_min_dom(matrix_a_base):</text:p>
      <text:p text:style-name="P26"><text:tab/>num_nodes = len(matrix_a_base)</text:p>
      <text:p text:style-name="P26"><text:tab/>matrix_a = [[0 for i in range(num_nodes)] for j in range(num_nodes)]</text:p>
      <text:p text:style-name="P26"><text:tab/># pregatirea matricii pentru verificarea multimiilor exterior stabile minime</text:p>
      <text:p text:style-name="P26"><text:tab/>for i in range(num_nodes):</text:p>
      <text:p text:style-name="P26"><text:tab/><text:tab/>for j in range(num_nodes):</text:p>
      <text:p text:style-name="P26"><text:tab/><text:tab/><text:tab/>if (matrix_a_base[i][j] == 1):</text:p>
      <text:p text:style-name="P26"><text:tab/><text:tab/><text:tab/><text:tab/>matrix_a[i][j] = 1</text:p>
      <text:p text:style-name="P26"><text:tab/><text:tab/><text:tab/><text:tab/>matrix_a[j][i] = 1</text:p>
      <text:p text:style-name="P26"/>
      <text:p text:style-name="P26"><text:tab/>min_dom = min_dom_len(matrix_a)</text:p>
      <text:p text:style-name="P26"><text:tab/>res = 0</text:p>
      <text:p text:style-name="P26"/>
      <text:p text:style-name="P26"><text:tab/>list_a = [i for i in range(num_nodes)]</text:p>
      <text:p text:style-name="P26"><text:tab/># creerea combinatiilor pentru pentru testarea apartenentei la multimea cu multimile exterior stabile minime</text:p>
      <text:p text:style-name="P26"><text:tab/>for i in list(combinations(list_a, min_dom)):</text:p>
      <text:p text:style-name="P26"><text:tab/><text:tab/>list_b = [0 for i in range(num_nodes)]</text:p>
      <text:p text:style-name="P26"><text:tab/><text:tab/>matrix_b = [[0 for i in range(num_nodes)] for j in range(num_nodes)]</text:p>
      <text:p text:style-name="P26"><text:tab/><text:tab/></text:p>
      <text:p text:style-name="P26"><text:tab/><text:tab/># se creeaza matricea de adiacenta pentru combinatia i</text:p>
      <text:p text:style-name="P26"><text:tab/><text:tab/>for j in range(len(i)):</text:p>
      <text:p text:style-name="P26"><text:soft-page-break/><text:tab/><text:tab/><text:tab/>for k in range(num_nodes):</text:p>
      <text:p text:style-name="P26"><text:tab/><text:tab/><text:tab/><text:tab/>matrix_b[i[j]][k] = matrix_a[i[j]][k]</text:p>
      <text:p text:style-name="P26"><text:tab/><text:tab/><text:tab/><text:tab/>if (i[j] == k):</text:p>
      <text:p text:style-name="P26"><text:tab/><text:tab/><text:tab/><text:tab/><text:tab/>matrix_b[i[j]][k] = 1</text:p>
      <text:p text:style-name="P26"/>
      <text:p text:style-name="P26"><text:tab/><text:tab/># se retin varfurile conectate</text:p>
      <text:p text:style-name="P26"><text:tab/><text:tab/>for j in range(num_nodes):</text:p>
      <text:p text:style-name="P26"><text:tab/><text:tab/><text:tab/>for k in range(num_nodes):</text:p>
      <text:p text:style-name="P26"><text:tab/><text:tab/><text:tab/><text:tab/>if (matrix_b[j][k] == 1):</text:p>
      <text:p text:style-name="P26"><text:tab/><text:tab/><text:tab/><text:tab/><text:tab/>list_b[k] = 1</text:p>
      <text:p text:style-name="P26"/>
      <text:p text:style-name="P26"><text:tab/><text:tab/># se verifica daca toate varfurile sunt conectate</text:p>
      <text:p text:style-name="P26"><text:tab/><text:tab/>list_b_full = True</text:p>
      <text:p text:style-name="P26"><text:tab/><text:tab/>for j in range(num_nodes):</text:p>
      <text:p text:style-name="P26"><text:tab/><text:tab/><text:tab/>if (list_b[j] != 1):</text:p>
      <text:p text:style-name="P26"><text:tab/><text:tab/><text:tab/><text:tab/>list_b_full = False</text:p>
      <text:p text:style-name="P26"/>
      <text:p text:style-name="P26"><text:tab/><text:tab/>if (list_b_full):</text:p>
      <text:p text:style-name="P26"><text:tab/><text:tab/><text:tab/>res += 1</text:p>
      <text:p text:style-name="P26"/>
      <text:p text:style-name="P26"><text:tab/>return res</text:p>
      <text:p text:style-name="P26"/>
      <text:p text:style-name="P26">def testing():</text:p>
      <text:p text:style-name="P26"><text:tab/>matrix_a = [</text:p>
      <text:p text:style-name="P26"><text:tab/>[0, 1, 0, 0, 1, 0],</text:p>
      <text:p text:style-name="P26"><text:tab/>[1, 0, 1, 0, 1, 0],</text:p>
      <text:p text:style-name="P26"><text:tab/>[0, 1, 0, 1, 0, 1],</text:p>
      <text:p text:style-name="P26"><text:tab/>[0, 0, 1, 0, 0, 0],</text:p>
      <text:p text:style-name="P26"><text:soft-page-break/><text:tab/>[1, 1, 0, 0, 0, 1],</text:p>
      <text:p text:style-name="P26"><text:tab/>[0, 0, 1, 0, 1, 0]]</text:p>
      <text:p text:style-name="P26"/>
      <text:p text:style-name="P26"><text:tab/>assert count_min_dom(matrix_a) == 4</text:p>
      <text:p text:style-name="P26"/>
      <text:p text:style-name="P26"><text:tab/>matrix_a = [</text:p>
      <text:p text:style-name="P26"><text:tab/>[0, 1, 0],</text:p>
      <text:p text:style-name="P26"><text:tab/>[1, 0, 1],</text:p>
      <text:p text:style-name="P26"><text:tab/>[0, 1, 0]</text:p>
      <text:p text:style-name="P26"><text:tab/>]</text:p>
      <text:p text:style-name="P26"/>
      <text:p text:style-name="P26"><text:tab/>assert count_min_dom(matrix_a) == 1</text:p>
      <text:p text:style-name="P26"/>
      <text:p text:style-name="P26"><text:tab/>matrix_a = [</text:p>
      <text:p text:style-name="P26"><text:tab/>[0,1,0,0,0,0,0,0,0],</text:p>
      <text:p text:style-name="P26"><text:tab/>[0,0,1,0,0,0,0,0,0],</text:p>
      <text:p text:style-name="P26"><text:tab/>[0,0,0,0,0,0,0,1,0],</text:p>
      <text:p text:style-name="P26"><text:tab/>[0,0,1,0,1,0,0,0,0],</text:p>
      <text:p text:style-name="P26"><text:tab/>[0,0,0,0,0,1,0,0,0],</text:p>
      <text:p text:style-name="P26"><text:tab/>[0,0,0,0,0,0,1,0,0],</text:p>
      <text:p text:style-name="P26"><text:tab/>[0,0,0,1,0,0,0,0,0],</text:p>
      <text:p text:style-name="P26"><text:tab/>[0,0,0,0,0,0,1,0,1],</text:p>
      <text:p text:style-name="P26"><text:tab/>[0,1,0,0,0,0,0,0,0],</text:p>
      <text:p text:style-name="P26"><text:tab/>]</text:p>
      <text:p text:style-name="P26"/>
      <text:p text:style-name="P26"><text:tab/>assert count_min_dom(matrix_a) == 6</text:p>
      <text:p text:style-name="P26"/>
      <text:p text:style-name="P26"><text:tab/>#258, 158, 257, 267, 236, 247</text:p>
      <text:p text:style-name="P26"><text:soft-page-break/></text:p>
      <text:p text:style-name="P26"><text:tab/>matrix_a = [</text:p>
      <text:p text:style-name="P26"><text:tab/>[0,0,0,0,0,0,0],</text:p>
      <text:p text:style-name="P26"><text:tab/>[1,0,0,0,1,0,0],</text:p>
      <text:p text:style-name="P26"><text:tab/>[1,0,0,0,1,0,0],</text:p>
      <text:p text:style-name="P26"><text:tab/>[0,1,0,0,1,0,0],</text:p>
      <text:p text:style-name="P26"><text:tab/>[0,0,0,0,0,0,0],</text:p>
      <text:p text:style-name="P26"><text:tab/>[0,1,0,0,0,0,1],</text:p>
      <text:p text:style-name="P26"><text:tab/>[0,0,0,0,1,0,0],</text:p>
      <text:p text:style-name="P26"><text:tab/>]</text:p>
      <text:p text:style-name="P26"/>
      <text:p text:style-name="P26"><text:tab/>assert count_min_dom(matrix_a) == 1</text:p>
      <text:p text:style-name="P26"/>
      <text:p text:style-name="P26"><text:tab/>matrix_a = [</text:p>
      <text:p text:style-name="P26"><text:tab/>[0, 1, 0, 1, 1, 0],</text:p>
      <text:p text:style-name="P26"><text:tab/>[0, 0, 0, 1, 0, 0],</text:p>
      <text:p text:style-name="P26"><text:tab/>[0, 1, 0, 0, 1, 0],</text:p>
      <text:p text:style-name="P26"><text:tab/>[0, 0, 0, 0, 1, 0],</text:p>
      <text:p text:style-name="P26"><text:tab/>[0, 1, 0, 0, 0, 0],</text:p>
      <text:p text:style-name="P26"><text:tab/>[0, 0, 0, 1, 1, 0]</text:p>
      <text:p text:style-name="P26"><text:tab/>]</text:p>
      <text:p text:style-name="P26"/>
      <text:p text:style-name="P26"><text:tab/>assert count_min_dom(matrix_a) == 1</text:p>
      <text:p text:style-name="P26"/>
      <text:p text:style-name="P26">test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3%" fo:orphans="2" fo:widows="2" fo:hyphenation-ladder-count="no-limit" style:shadow="none" style:text-autospace="ideograph-alpha" style:punctuation-wrap="hanging" style:line-break="strict" style:tab-stop-distance="0.4925in" style:vertical-align="baseline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date>2017-05-09T20:16:32.934227226</dc:date>
    <meta:editing-duration>PT1H7M56S</meta:editing-duration>
    <meta:editing-cycles>55</meta:editing-cycles>
    <meta:document-statistic meta:table-count="0" meta:image-count="0" meta:object-count="0" meta:page-count="11" meta:paragraph-count="246" meta:word-count="1148" meta:character-count="7946" meta:non-whitespace-character-count="6685"/>
  </office:meta>
</office:document-meta>
</file>